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2c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透過<text:span text:style-name="T1">hw0403-1可以看到當k=17之後e的數值不再變動，所以我認為當k=17時會是最準確的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4:13:52.424761511</meta:creation-date>
    <dc:date>2020-11-26T14:15:44.087480552</dc:date>
    <meta:editing-duration>PT1M52S</meta:editing-duration>
    <meta:editing-cycles>1</meta:editing-cycles>
    <meta:document-statistic meta:table-count="0" meta:image-count="0" meta:object-count="0" meta:page-count="1" meta:paragraph-count="1" meta:word-count="34" meta:character-count="47" meta:non-whitespace-character-count="47"/>
    <meta:generator>LibreOffice/7.0.2.2$Linux_X86_64 LibreOffice_project/00$Build-2</meta:generator>
  </office:meta>
</office:document-meta>
</file>